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text-properties style:text-underline-style="solid" style:text-underline-width="auto" style:text-underline-color="font-color"/>
    </style:style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2">
      <style:text-properties fo:font-weight="bold" style:font-weight-asian="bold" style:font-weight-complex="bold"/>
    </style:style>
    <style:style style:name="P8" style:family="paragraph" style:parent-style-name="Text_20_body" style:list-style-name="L3">
      <style:text-properties fo:font-weight="bold" style:font-weight-asian="bold" style:font-weight-complex="bold"/>
    </style:style>
    <style:style style:name="P9" style:family="paragraph" style:parent-style-name="Text_20_body" style:list-style-name="L4">
      <style:text-properties fo:font-weight="bold" style:font-weight-asian="bold" style:font-weight-complex="bold"/>
    </style:style>
    <style:style style:name="P10" style:family="paragraph" style:parent-style-name="Text_20_body" style:list-style-name="L5">
      <style:text-properties fo:font-weight="bold" style:font-weight-asian="bold" style:font-weight-complex="bold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fo:font-weight="normal" style:font-weight-asian="normal" style:font-weight-complex="normal"/>
    </style:style>
    <style:style style:name="P13" style:family="paragraph" style:parent-style-name="Text_20_body" style:list-style-name="L3">
      <style:text-properties fo:font-weight="normal" style:font-weight-asian="normal" style:font-weight-complex="normal"/>
    </style:style>
    <style:style style:name="P14" style:family="paragraph" style:parent-style-name="Text_20_body" style:list-style-name="L4">
      <style:text-properties fo:font-weight="normal" style:font-weight-asian="normal" style:font-weight-complex="normal"/>
    </style:style>
    <style:style style:name="P15" style:family="paragraph" style:parent-style-name="Text_20_body" style:list-style-name="L5">
      <style:text-properties fo:font-weight="normal" style:font-weight-asian="normal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rypTool Developer Readme</text:h>
      <text:p text:style-name="P1">[September 2017]</text:p>
      <text:p text:style-name="P1"><text:a xlink:type="simple" xlink:href="mailto:marchal@cryptool.de" text:style-name="Internet_20_link" text:visited-style-name="Visited_20_Internet_20_Link">marchal@cryptool.de</text:a></text:p>
      <text:p text:style-name="Text_20_body"/>
      <text:h text:style-name="P5" text:outline-level="2">Build Requirements</text:h>
      <text:p text:style-name="Text_20_body"/>
      <text:p text:style-name="Text_20_body">The following is required to build CrypTool:</text:p>
      <text:list xml:id="list9162545237268448134" text:style-name="L1">
        <text:list-item>
          <text:p text:style-name="P6">Microsoft Visual Studio (C++)</text:p>
        </text:list-item>
      </text:list>
      <text:list xml:id="list6070706846246285931" text:style-name="L2">
        <text:list-item>
          <text:list>
            <text:list-item>
              <text:p text:style-name="P11">we support <text:span text:style-name="T1">VS2008</text:span> only</text:p>
            </text:list-item>
            <text:list-item>
              <text:p text:style-name="P11"><text:span text:style-name="T3">the free Visual C++ 2008 Express Edition will </text:span><text:span text:style-name="T2">not</text:span><text:span text:style-name="T3"> work as it lacks MFC support</text:span></text:p>
            </text:list-item>
          </text:list>
        </text:list-item>
        <text:list-item>
          <text:p text:style-name="P7">Perl</text:p>
          <text:list>
            <text:list-item>
              <text:p text:style-name="P12">any distribution &gt;= Perl 5.00 should work</text:p>
            </text:list-item>
            <text:list-item>
              <text:p text:style-name="P11"><text:span text:style-name="T3">see </text:span><text:a xlink:type="simple" xlink:href="http://www.activestate.com/activeperl" text:style-name="Internet_20_link" text:visited-style-name="Visited_20_Internet_20_Link"><text:span text:style-name="T3">http://www.activestate.com/activeperl</text:span></text:a></text:p>
            </text:list-item>
          </text:list>
        </text:list-item>
      </text:list>
      <text:p text:style-name="P2"/>
      <text:p text:style-name="P2">The following is recommended, but not required, to build CrypTool:</text:p>
      <text:list xml:id="list8611010431957392196" text:style-name="L3">
        <text:list-item>
          <text:p text:style-name="P8">Subversion</text:p>
          <text:list>
            <text:list-item>
              <text:p text:style-name="P13">to conveniently access the latest sources</text:p>
            </text:list-item>
            <text:list-item>
              <text:p text:style-name="P16"><text:span text:style-name="T3">see </text:span><text:a xlink:type="simple" xlink:href="http://www.sliksvn.com/en/download/" text:style-name="Internet_20_link" text:visited-style-name="Visited_20_Internet_20_Link"><text:span text:style-name="T3">http://www.sliksvn.com</text:span></text:a></text:p>
            </text:list-item>
          </text:list>
        </text:list-item>
      </text:list>
      <text:list xml:id="list4693581995374053428" text:style-name="L4">
        <text:list-item>
          <text:p text:style-name="P9">NSIS Installer</text:p>
          <text:list>
            <text:list-item>
              <text:p text:style-name="P14">to build a CrypTool setup executable</text:p>
            </text:list-item>
            <text:list-item>
              <text:p text:style-name="P17"><text:span text:style-name="T3">see </text:span><text:a xlink:type="simple" xlink:href="http://nsis.sourceforge.net/" text:style-name="Internet_20_link" text:visited-style-name="Visited_20_Internet_20_Link"><text:span text:style-name="T3">http://nsis.sourceforge.net/</text:span></text:a></text:p>
              <text:p text:style-name="P14"/>
            </text:list-item>
          </text:list>
        </text:list-item>
      </text:list>
      <text:h text:style-name="P5" text:outline-level="2">Build Instructions</text:h>
      <text:p text:style-name="P3"/>
      <text:list xml:id="list8513940402314105130" text:style-name="L5">
        <text:list-item>
          <text:p text:style-name="P10">Get the latest CrypTool sources</text:p>
          <text:list>
            <text:list-item>
              <text:p text:style-name="P18">svn co <text:a xlink:type="simple" xlink:href="https://www.cryptool.org/svn/CrypTool/trunk" text:style-name="Internet_20_link" text:visited-style-name="Visited_20_Internet_20_Link">https://www.cryptool.org/svn/CrypTool/trunk</text:a></text:p>
            </text:list-item>
          </text:list>
        </text:list-item>
        <text:list-item>
          <text:p text:style-name="P10">Make Perl available</text:p>
          <text:list>
            <text:list-item>
              <text:p text:style-name="P15">add Perl to the %PATH% variable</text:p>
            </text:list-item>
          </text:list>
        </text:list-item>
        <text:list-item>
          <text:p text:style-name="P10">Fire up your IDE and open the solution file</text:p>
          <text:list>
            <text:list-item>
              <text:p text:style-name="P18">trunk/CrypTool/CrypTool-VS2008.sln</text:p>
            </text:list-item>
          </text:list>
        </text:list-item>
        <text:list-item>
          <text:p text:style-name="P10">Build CrypTool</text:p>
          <text:list>
            <text:list-item>
              <text:p text:style-name="P18">choose a configuration (i.e. Debug_en), and start the buil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7-09T13:24:51</meta:creation-date>
    <meta:generator>OpenOffice/4.1.3$Win32 OpenOffice.org_project/413m1$Build-9783</meta:generator>
    <dc:date>2017-09-05T11:35:08.22</dc:date>
    <meta:editing-duration>PT43M23S</meta:editing-duration>
    <meta:editing-cycles>6</meta:editing-cycles>
    <meta:document-statistic meta:table-count="0" meta:image-count="0" meta:object-count="0" meta:page-count="1" meta:paragraph-count="27" meta:word-count="137" meta:character-count="881"/>
    <dc:creator>Florian Marchal</dc:creator>
  </office:meta>
</office:document-meta>
</file>